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he database consists of three tables, users, address, and receipts. Users has four columns, phone, name, address, and charge. The primary unique key in users is phone. Address has 5 columns, phone, subdivision, intersection, landmarks, and other. The primary unique key in address is phone, with all other fields being optional. Receipts has 3 columns, id, phone, and order. The primary unique key in receipts is ID which auto incr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uck </meta:initial-creator>
    <meta:creation-date>2017-09-16T13:37:51.90</meta:creation-date>
    <meta:document-statistic meta:table-count="0" meta:image-count="0" meta:object-count="0" meta:page-count="1" meta:paragraph-count="1" meta:word-count="70" meta:character-count="439"/>
    <dc:date>2017-09-16T15:43:22.66</dc:date>
    <dc:creator>Buck </dc:creator>
    <meta:editing-duration>PT1H35M10S</meta:editing-duration>
    <meta:editing-cycles>1</meta:editing-cycles>
    <meta:generator>OpenOffice/4.1.3$Win32 OpenOffice.org_project/413m1$Build-9783</meta:generator>
  </office:meta>
</office:document-meta>
</file>